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loext:graphic-properties draw:fill-gradient-name="gradient" draw:fill-hatch-name="hatch"/>
      <style:paragraph-properties fo:line-height="200%" fo:text-align="justify" style:justify-single-word="false"/>
      <style:text-properties officeooo:paragraph-rsid="0014f394"/>
    </style:style>
    <style:style style:name="P2" style:family="paragraph" style:parent-style-name="Standard">
      <loext:graphic-properties draw:fill-gradient-name="gradient" draw:fill-hatch-name="hatch"/>
      <style:paragraph-properties fo:line-height="200%" fo:text-align="justify" style:justify-single-word="false"/>
      <style:text-properties style:font-name="Times New Roman" officeooo:rsid="0013ef15" officeooo:paragraph-rsid="0014f394"/>
    </style:style>
    <style:style style:name="T1" style:family="text">
      <style:text-properties style:font-name="Times New Roman"/>
    </style:style>
    <style:style style:name="T2" style:family="text">
      <style:text-properties style:font-name="Times New Roman" officeooo:rsid="001706c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nswer to question number 1:</text:p>
      <text:p text:style-name="P1"><text:line-break/><text:span text:style-name="T1">Antigone, the sister of Polyneikes was caught as the culprit for burying Polyneikes, despite king </text:span><text:span text:style-name="T2">K</text:span><text:span text:style-name="T1">reon's orders. Oedipus, king of Thebes, was a tragic hero in Greek mythology. He had two sons and two daughters. The sons are Eteokles and Polynei</text:span><text:span text:style-name="T2">k</text:span><text:span text:style-name="T1">es. On the other hand, the daughters are Antigone and Ismene. Oedipus killed his own mother. When king Oedipus was alive, the state of Thebes was about to rule by his children. But his both sons Eteokles and Polyneikes desired to rule the state. But his father tried to settle this problem. So the settlement was that Eteokles would rule the state for one year and Polyneikes would rule the next year. But Eteokles deceived Polyneikes. He didn't give Polyneikes the regime. That is why Polyneikes, with his soldiers, attacked the state of Thebes. But in this war both Eteokles and his brother Polyneikes were dead. So, for this reason, Polyneikes was recognized as a traitor as he attacked his own state and Eteokles was recognized as a patriot as he fought for the state of Thebes. So, their own sister Antigone wanted to bury her own brother with honor. She tried to get convince her sister Ismene to help him. But Ismene refused this proposal. Antigone didn't listen to her and buried her brother. But unfortunately, Kreon got the information and he became angry outbursts at Antigone's act. Because he thought that Antigone was disrespectful to her state. So, he ordered to give punishment to Antigone. <text:s/>But Antigone got suicide. She didn't give Kreon the opportunity to punish her. King Kreon declared to put her alone in a tomb so that she could feel the pain of death and no one would try to show courage for disobeying the king.</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2-11T18:28:28.844000000</meta:creation-date>
    <dc:date>2023-02-11T18:47:50.893000000</dc:date>
    <meta:editing-duration>PT14M52S</meta:editing-duration>
    <meta:editing-cycles>3</meta:editing-cycles>
    <meta:generator>LibreOffice/7.3.4.2$Windows_X86_64 LibreOffice_project/728fec16bd5f605073805c3c9e7c4212a0120dc5</meta:generator>
    <meta:document-statistic meta:table-count="0" meta:image-count="0" meta:object-count="0" meta:page-count="1" meta:paragraph-count="2" meta:word-count="296" meta:character-count="1711" meta:non-whitespace-character-count="1415"/>
  </office:meta>
</office:document-meta>
</file>